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031cf" officeooo:paragraph-rsid="000031cf"/>
    </style:style>
    <style:style style:name="P2" style:family="paragraph" style:parent-style-name="Standard">
      <style:paragraph-properties fo:text-align="justify" style:justify-single-word="false" style:writing-mode="lr-tb"/>
    </style:style>
    <style:style style:name="P3" style:family="paragraph" style:parent-style-name="Standard">
      <style:paragraph-properties fo:margin-left="1.251cm" fo:text-align="justify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text-align="justify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officeooo:paragraph-rsid="000031cf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DejaVu Serif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jaVu Serif"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Standard">
      <style:paragraph-properties fo:margin-left="0cm" fo:text-align="justify" style:justify-single-word="false" fo:text-indent="0cm" style:auto-text-indent="false" style:writing-mode="lr-tb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fo:font-weight="normal" officeooo:rsid="000031cf" officeooo:paragraph-rsid="000031cf" style:font-weight-asian="normal" style:font-weight-complex="normal"/>
    </style:style>
    <style:style style:name="P11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officeooo:rsid="000031cf" officeooo:paragraph-rsid="000031cf"/>
    </style:style>
    <style:style style:name="P12" style:family="paragraph" style:parent-style-name="Standard">
      <style:paragraph-properties fo:margin-left="1.251cm" fo:text-align="justify" style:justify-single-word="false" fo:text-indent="0cm" style:auto-text-indent="false" style:writing-mode="lr-tb"/>
      <style:text-properties fo:font-weight="bold" officeooo:rsid="000031cf" officeooo:paragraph-rsid="000031cf" style:font-weight-asian="bold" style:font-weight-complex="bold"/>
    </style:style>
    <style:style style:name="T1" style:family="text">
      <style:text-properties style:font-name="DejaVu Serif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DejaVu Serif" fo:font-size="16pt" style:font-size-asian="16pt" style:font-size-complex="16pt"/>
    </style:style>
    <style:style style:name="T3" style:family="text">
      <style:text-properties style:font-name="DejaVu Serif" fo:font-size="16pt" officeooo:rsid="000031cf" style:font-size-asian="16pt" style:font-size-complex="16pt"/>
    </style:style>
    <style:style style:name="T4" style:family="text">
      <style:text-properties style:font-name="DejaVu Serif" fo:font-size="16pt" officeooo:rsid="000051ba" style:font-size-asian="16pt" style:font-size-complex="16pt"/>
    </style:style>
    <style:style style:name="T5" style:family="text">
      <style:text-properties style:font-name="DejaVu Serif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DejaVu Serif" fo:font-size="16pt" fo:font-weight="normal" officeooo:rsid="000031cf" style:font-size-asian="16pt" style:font-weight-asian="normal" style:font-size-complex="16pt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1">Nom del projecte:</text:span><text:span text:style-name="T2"> Per l'art – E-commerce de bijuteria</text:span></text:p>
      <text:p text:style-name="P2" loext:marker-style-name="T2"><text:span text:style-name="T1">Equip de treball:</text:span><text:span text:style-name="T2"> Kike Navarro i Guillem Ordiñana</text:span></text:p>
      <text:p text:style-name="P6" loext:marker-style-name="T2"/>
      <text:p text:style-name="P2" loext:marker-style-name="T2"><text:span text:style-name="T1">Data d'inici del primer sprint:</text:span><text:span text:style-name="T2"> </text:span><text:span text:style-name="T3">4</text:span><text:span text:style-name="T2">/</text:span><text:span text:style-name="T3">11</text:span><text:span text:style-name="T2">/2025</text:span></text:p>
      <text:p text:style-name="P2" loext:marker-style-name="T2"><text:span text:style-name="T1">Data de finalització del primer sprint:</text:span><text:span text:style-name="T2"> </text:span><text:span text:style-name="T3">1</text:span><text:span text:style-name="T2">/1</text:span><text:span text:style-name="T3">2</text:span><text:span text:style-name="T2">/2025</text:span></text:p>
      <text:p text:style-name="P7" loext:marker-style-name="T2"/>
      <text:p text:style-name="P8" loext:marker-style-name="T1"><text:span text:style-name="T1">Objectiu del projecte: </text:span><text:span text:style-name="T1"/></text:p>
      <text:p text:style-name="P11" loext:marker-style-name="T1"><text:span text:style-name="T5">Modificar el nostre projecte implementant importacio de producte mitjansant un exel per a gestionar despres les dades a un json, implementar funcionalitats de sesio amb inici de sesio, gestio de usuaris i tancar la sesio, afegir funcionalitats de comentaris i valoracio als productes mitjansant ajax, implementar funcionalitats de copies de reguretat remotes i millorar el diseñ actual de la web.</text:span></text:p>
      <text:p text:style-name="P9" loext:marker-style-name="T7"/>
      <text:p text:style-name="P4" loext:marker-style-name="T1"><text:span text:style-name="T5"/></text:p>
      <text:p text:style-name="P5"><text:span text:style-name="T5">Product Owner: </text:span><text:span text:style-name="T6">Guillem Ordiñana i Kike Navarro</text:span><text:span text:style-name="T5">.</text:span></text:p>
      <text:p text:style-name="P5"><text:span text:style-name="T5">Scrum Master: </text:span><text:span text:style-name="T6">Guillem Ordiñana i </text:span><text:span text:style-name="T5">Kike Navarro</text:span></text:p>
      <text:p text:style-name="P5"><text:span text:style-name="T5"/></text:p>
      <text:p text:style-name="P5"><text:span text:style-name="T5"/></text:p>
      <text:p text:style-name="P12"><text:span text:style-name="T2">Politica de rames a github:</text:span></text:p>
      <text:p text:style-name="P10"><text:span text:style-name="T2"/></text:p>
      <text:p text:style-name="P10"><text:span text:style-name="T2">Branca Principal (</text:span><text:span text:style-name="T4">sprint-2</text:span><text:span text:style-name="T2">): Aquesta branca sempre és estable i representa la versió del codi llesta per a ser desplegada.</text:span></text:p>
      <text:p text:style-name="P10"><text:span text:style-name="T2"/></text:p>
      <text:p text:style-name="P10"><text:span text:style-name="T2">Branques de Funcionalitat (feature): Per a cada nova tasca o correcció es crea una branca nova.</text:span></text:p>
      <text:p text:style-name="P10"><text:span text:style-name="T2"/></text:p>
      <text:p text:style-name="P10"><text:span text:style-name="T2">Flux de Revisió: La feina es desenvolupa en la branca de funcionalitat, es revisa mitjançant una Pull Request (PR) i, un cop aprovada, es fusiona a main.</text:span></text:p>
      <text:p text:style-name="P10"><text:span text:style-name="T2"/></text:p>
      <text:p text:style-name="P10"><text:span text:style-name="T2">Integració Contínua: Amb aquesta estratègia, s'assegura que només el codi provat i revisat acabi a la branca princip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031cf" officeooo:paragraph-rsid="000031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Pag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16:38</meta:creation-date>
    <dc:language>es-ES</dc:language>
    <dc:date>2025-11-18T19:19:13.258151833</dc:date>
    <meta:editing-cycles>2</meta:editing-cycles>
    <meta:editing-duration>PT24M40S</meta:editing-duration>
    <meta:generator>LibreOffice/24.2.7.2$Linux_X86_64 LibreOffice_project/420$Build-2</meta:generator>
    <meta:document-statistic meta:table-count="0" meta:image-count="0" meta:object-count="0" meta:page-count="1" meta:paragraph-count="14" meta:word-count="195" meta:character-count="1230" meta:non-whitespace-character-count="1046"/>
    <meta:user-defined meta:name="AppVersion">15.0000</meta:user-defined>
  </office:meta>
</office:document-meta>
</file>